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ettings.xml" manifest:media-type="text/xml"/>
  <manifest:file-entry manifest:full-path="manifest.rdf" manifest:media-type="application/rdf+xml"/>
  <manifest:file-entry manifest:full-path="styles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Thumbnails/thumbnail.png" manifest:media-type="image/png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settings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M Roman 14" svg:font-family="'LM Roman 14'"/>
    <style:font-face style:name="LM Roman 171" svg:font-family="'LM Roman 17'"/>
    <style:font-face style:name="Lohit Devanagari1" svg:font-family="'Lohit Devanagari'"/>
    <style:font-face style:name="LM Roman 10" svg:font-family="'LM Roman 10'" style:font-pitch="variable"/>
    <style:font-face style:name="LM Roman 12" svg:font-family="'LM Roman 12'" style:font-pitch="variable"/>
    <style:font-face style:name="LM Roman 17" svg:font-family="'LM Roman 17'" style:font-pitch="variable"/>
    <style:font-face style:name="LM Roman 8" svg:font-family="'LM Roman 8'" style:font-pitch="variable"/>
    <style:font-face style:name="LM Roman Caps 10" svg:font-family="'LM Roman Caps 10'" style:font-pitch="variable"/>
    <style:font-face style:name="LM Roman Unslanted 10" svg:font-family="'LM Roman Unslanted 10'" style:font-pitch="variable"/>
    <style:font-face style:name="Latin Modern Math" svg:font-family="'Latin Modern Math'" style:font-pitch="variable"/>
    <style:font-face style:name="Liberation Mono" svg:font-family="'Liberation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LM Roman 10" fo:font-size="10pt" officeooo:rsid="001002fb" officeooo:paragraph-rsid="00115b0c" style:font-size-asian="10pt" style:font-size-complex="10pt"/>
    </style:style>
    <style:style style:name="P2" style:family="paragraph" style:parent-style-name="Text_20_body">
      <style:paragraph-properties fo:margin-left="0in" fo:margin-right="0in" fo:line-height="100%" fo:text-indent="0in" style:auto-text-indent="false"/>
      <style:text-properties style:font-name="LM Roman 10" fo:font-size="10pt" officeooo:rsid="001002fb" officeooo:paragraph-rsid="001002fb" style:font-size-asian="10pt" style:font-size-complex="10pt"/>
    </style:style>
    <style:style style:name="P3" style:family="paragraph" style:parent-style-name="Text_20_body">
      <style:paragraph-properties fo:margin-left="0in" fo:margin-right="0in" fo:line-height="100%" fo:text-indent="0in" style:auto-text-indent="false"/>
      <style:text-properties style:font-name="LM Roman 10" fo:font-size="10pt" officeooo:rsid="001002fb" officeooo:paragraph-rsid="00115b0c" style:font-size-asian="10pt" style:font-size-complex="10pt"/>
    </style:style>
    <style:style style:name="P4" style:family="paragraph" style:parent-style-name="Text_20_body">
      <style:paragraph-properties fo:margin-left="0in" fo:margin-right="0in" fo:line-height="100%" fo:text-indent="0in" style:auto-text-indent="false"/>
      <style:text-properties style:font-name="LM Roman 10" fo:font-size="10pt" officeooo:rsid="00115b0c" officeooo:paragraph-rsid="00115b0c" style:font-size-asian="10pt" style:font-size-complex="10pt"/>
    </style:style>
    <style:style style:name="P5" style:family="paragraph" style:parent-style-name="Text_20_body">
      <style:paragraph-properties fo:margin-left="0in" fo:margin-right="0in" fo:line-height="100%" fo:text-indent="0in" style:auto-text-indent="false"/>
      <style:text-properties style:font-name="LM Roman 10" fo:font-size="10pt" officeooo:rsid="00115b0c" officeooo:paragraph-rsid="0012ba3a" style:font-size-asian="10pt" style:font-size-complex="10pt"/>
    </style:style>
    <style:style style:name="P6" style:family="paragraph" style:parent-style-name="Text_20_body">
      <style:paragraph-properties fo:margin-left="0in" fo:margin-right="0in" fo:line-height="100%" fo:text-indent="0in" style:auto-text-indent="false"/>
      <style:text-properties style:font-name="LM Roman 10" fo:font-size="10pt" officeooo:rsid="0012ba3a" officeooo:paragraph-rsid="0012ba3a" style:font-size-asian="10pt" style:font-size-complex="10pt"/>
    </style:style>
    <style:style style:name="P7" style:family="paragraph" style:parent-style-name="Text_20_body">
      <style:paragraph-properties fo:margin-left="0in" fo:margin-right="0in" fo:line-height="100%" fo:text-indent="0in" style:auto-text-indent="false"/>
      <style:text-properties style:font-name="LM Roman 10" officeooo:rsid="00115b0c" officeooo:paragraph-rsid="00115b0c"/>
    </style:style>
    <style:style style:name="P8" style:family="paragraph" style:parent-style-name="Text_20_body">
      <style:paragraph-properties fo:margin-left="0.6665in" fo:margin-right="0in" fo:line-height="100%" fo:text-indent="0in" style:auto-text-indent="false"/>
      <style:text-properties style:font-name="LM Roman 10" fo:font-size="10pt" officeooo:rsid="00115b0c" officeooo:paragraph-rsid="0012ba3a" style:font-size-asian="10pt" style:font-size-complex="10pt"/>
    </style:style>
    <style:style style:name="P9" style:family="paragraph" style:parent-style-name="Subtitle">
      <style:paragraph-properties fo:line-height="100%"/>
      <style:text-properties officeooo:rsid="001002fb" officeooo:paragraph-rsid="001002fb"/>
    </style:style>
    <style:style style:name="P10" style:family="paragraph" style:parent-style-name="Title">
      <style:paragraph-properties fo:line-height="100%"/>
      <style:text-properties officeooo:rsid="001002fb" officeooo:paragraph-rsid="001002fb"/>
    </style:style>
    <style:style style:name="P11" style:family="paragraph" style:parent-style-name="Heading_20_1">
      <style:paragraph-properties fo:line-height="100%"/>
      <style:text-properties officeooo:rsid="001002fb" officeooo:paragraph-rsid="001002fb"/>
    </style:style>
    <style:style style:name="P12" style:family="paragraph" style:parent-style-name="Heading_20_2">
      <style:paragraph-properties fo:line-height="100%"/>
    </style:style>
    <style:style style:name="P13" style:family="paragraph" style:parent-style-name="Heading_20_2">
      <style:paragraph-properties fo:margin-left="0in" fo:margin-right="0in" fo:line-height="100%" fo:text-indent="0in" style:auto-text-indent="false"/>
      <style:text-properties style:font-name="LM Roman 17" fo:font-size="14pt" officeooo:rsid="001002fb" officeooo:paragraph-rsid="00115b0c" style:font-size-asian="14pt" style:font-size-complex="14pt"/>
    </style:style>
    <style:style style:name="P14" style:family="paragraph" style:parent-style-name="Header">
      <style:text-properties style:font-name="LM Roman 8" fo:font-size="8pt" officeooo:rsid="0014158e" officeooo:paragraph-rsid="0014158e" style:font-size-asian="8pt" style:font-size-complex="8pt"/>
    </style:style>
    <style:style style:name="T1" style:family="text">
      <style:text-properties style:font-name="LM Roman 171" style:font-name-asian="AR PL SungtiL GB" style:font-name-complex="Lohit Devanagari"/>
    </style:style>
    <style:style style:name="T2" style:family="text">
      <style:text-properties style:font-name="LM Roman 17"/>
    </style:style>
    <style:style style:name="T3" style:family="text">
      <style:text-properties style:text-position="sub 58%"/>
    </style:style>
    <style:style style:name="T4" style:family="text">
      <style:text-properties style:text-position="sub 58%" style:font-name="LM Roman Unslanted 10"/>
    </style:style>
    <style:style style:name="T5" style:family="text">
      <style:text-properties style:text-position="sub 58%" style:font-name="LM Roman Unslanted 10" officeooo:rsid="00115b0c"/>
    </style:style>
    <style:style style:name="T6" style:family="text">
      <style:text-properties style:text-position="sub 58%" officeooo:rsid="00115b0c"/>
    </style:style>
    <style:style style:name="T7" style:family="text">
      <style:text-properties style:text-position="0% 100%"/>
    </style:style>
    <style:style style:name="T8" style:family="text">
      <style:text-properties style:text-position="0% 100%" style:font-name="LM Roman Unslanted 10"/>
    </style:style>
    <style:style style:name="T9" style:family="text">
      <style:text-properties style:text-position="0% 100%" officeooo:rsid="00115b0c"/>
    </style:style>
    <style:style style:name="T10" style:family="text">
      <style:text-properties style:text-position="0% 100%" officeooo:rsid="001002fb"/>
    </style:style>
    <style:style style:name="T11" style:family="text">
      <style:text-properties style:text-position="0% 100%" officeooo:rsid="0012ba3a"/>
    </style:style>
    <style:style style:name="T12" style:family="text">
      <style:text-properties style:text-position="0% 100%" style:font-name="LM Roman 17" officeooo:rsid="00115b0c"/>
    </style:style>
    <style:style style:name="T13" style:family="text">
      <style:text-properties style:text-position="0% 100%" style:font-name="LM Roman 171" style:font-name-asian="AR PL SungtiL GB" style:font-name-complex="Lohit Devanagari"/>
    </style:style>
    <style:style style:name="T14" style:family="text">
      <style:text-properties style:text-position="0% 100%" style:font-name="LM Roman 17"/>
    </style:style>
    <style:style style:name="T15" style:family="text">
      <style:text-properties style:text-position="0% 100%" style:font-name="LM Roman 17" officeooo:rsid="0016f2b8"/>
    </style:style>
    <style:style style:name="T16" style:family="text">
      <style:text-properties style:text-position="0% 100%" officeooo:rsid="0016f2b8"/>
    </style:style>
    <style:style style:name="T17" style:family="text">
      <style:text-properties officeooo:rsid="001002fb"/>
    </style:style>
    <style:style style:name="T18" style:family="text">
      <style:text-properties style:font-name="LM Roman Unslanted 10"/>
    </style:style>
    <style:style style:name="T19" style:family="text">
      <style:text-properties style:font-name="LM Roman Unslanted 10" officeooo:rsid="00115b0c"/>
    </style:style>
    <style:style style:name="T20" style:family="text">
      <style:text-properties officeooo:rsid="00115b0c"/>
    </style:style>
    <style:style style:name="fr1" style:family="graphic" style:parent-style-name="Formula">
      <style:graphic-properties style:run-through="foreground" style:wrap="dynamic" style:number-wrapped-paragraphs="no-limit" style:wrap-contour="false" style:vertical-pos="from-top" style:vertical-rel="page" style:horizontal-pos="from-left" style:horizontal-rel="page" fo:padding="0in" fo:border="none" draw:ole-draw-aspect="1"/>
    </style:style>
    <style:style style:name="fr2" style:family="graphic" style:parent-style-name="Formula">
      <style:graphic-properties style:vertical-pos="from-top" style:vertical-rel="page" style:horizontal-pos="from-left" style:horizontal-rel="page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Object1" text:anchor-type="page" text:anchor-page-number="1" svg:x="5.0484in" svg:y="4.1311in" svg:width="0.8528in" svg:height="0.4772in" draw:z-index="0">
        <draw:object xlink:href="./Object 1" xlink:type="simple" xlink:show="embed" xlink:actuate="onLoad"/>
        <draw:image xlink:href="./ObjectReplacements/Object 1" xlink:type="simple" xlink:show="embed" xlink:actuate="onLoad"/>
      </draw:frame>
      <draw:frame draw:style-name="fr1" draw:name="Object2" text:anchor-type="page" text:anchor-page-number="1" svg:x="5.3283in" svg:y="5.9736in" svg:width="0.9689in" svg:height="0.4827in" draw:z-index="1">
        <draw:object xlink:href="./Object 2" xlink:type="simple" xlink:show="embed" xlink:actuate="onLoad"/>
        <draw:image xlink:href="./ObjectReplacements/Object 2" xlink:type="simple" xlink:show="embed" xlink:actuate="onLoad"/>
        <svg:desc>formula</svg:desc>
      </draw:frame>
      <draw:frame draw:style-name="fr2" draw:name="Object3" text:anchor-type="page" text:anchor-page-number="1" svg:x="2.7028in" svg:y="8.2228in" svg:width="0.4508in" svg:height="0.4118in" draw:z-index="2">
        <draw:object xlink:href="./Object 3" xlink:type="simple" xlink:show="embed" xlink:actuate="onLoad"/>
        <draw:image xlink:href="./ObjectReplacements/Object 3" xlink:type="simple" xlink:show="embed" xlink:actuate="onLoad"/>
        <svg:desc>formula</svg:desc>
      </draw:frame>
      <draw:frame draw:style-name="fr2" draw:name="Object4" text:anchor-type="page" text:anchor-page-number="1" svg:x="2.8307in" svg:y="9.6665in" svg:width="0.4508in" svg:height="0.4118in" draw:z-index="3">
        <draw:object xlink:href="./Object 4" xlink:type="simple" xlink:show="embed" xlink:actuate="onLoad"/>
        <draw:image xlink:href="./ObjectReplacements/Object 4" xlink:type="simple" xlink:show="embed" xlink:actuate="onLoad"/>
        <svg:desc>formula</svg:desc>
      </draw:frame>
      <text:p text:style-name="P10">TP5</text:p>
      <text:p text:style-name="P9">Mesure de résistance</text:p>
      <text:h text:style-name="P11" text:outline-level="1">II. <text:span text:style-name="T1">É</text:span><text:span text:style-name="T2">tude expérimentale du multimètre</text:span></text:h>
      <text:h text:style-name="P12" text:outline-level="2">1. <text:span text:style-name="T17">Impédance d’entrée d’un voltmètre</text:span></text:h>
      <text:p text:style-name="P2">(1)</text:p>
      <text:p text:style-name="P2"><text:tab/>On réalise le circuit suivant:</text:p>
      <text:p text:style-name="P2"><text:tab/>On mesure la tension au borne du voltmètre u<text:span text:style-name="T3">V</text:span></text:p>
      <text:p text:style-name="P2"><text:span text:style-name="T3"><text:tab/></text:span><text:span text:style-name="T7">On en déduit la valeur de la résistance R</text:span><text:span text:style-name="T3">V </text:span><text:span text:style-name="T7">du voltmètre avec </text:span></text:p>
      <text:p text:style-name="P1"/>
      <text:h text:style-name="P13" text:outline-level="2"><text:span text:style-name="T9">2</text:span><text:span text:style-name="T7">. Impédance d’entrée d’un </text:span><text:span text:style-name="T9">ampèremètre</text:span></text:h>
      <text:p text:style-name="P4"><text:span text:style-name="T7">(5)</text:span></text:p>
      <text:p text:style-name="P3"><text:tab/>On réalise le circuit suivant:</text:p>
      <text:p text:style-name="P3"><text:tab/>On mesure la tension au borne d<text:span text:style-name="T20">e l’ampèremetre</text:span> <text:span text:style-name="T20">i</text:span><text:span text:style-name="T6">A.</text:span></text:p>
      <text:p text:style-name="P3"><text:span text:style-name="T3"><text:tab/></text:span><text:span text:style-name="T7">On en déduit la valeur de la résistance R</text:span><text:span text:style-name="T6">A</text:span><text:span text:style-name="T3"> </text:span><text:span text:style-name="T9">de l’ampèremetre</text:span><text:span text:style-name="T7"> avec </text:span></text:p>
      <text:h text:style-name="Heading_20_1" text:outline-level="1"><text:span text:style-name="T7">II</text:span><text:span text:style-name="T16">I</text:span><text:span text:style-name="T7">. </text:span><text:span text:style-name="T15">Résistance d’un conducteur ohmique</text:span></text:h>
      <text:p text:style-name="P5"><text:span text:style-name="T7">(10)</text:span></text:p>
      <text:p text:style-name="P5"><text:span text:style-name="T7"><text:tab/>Méthode 1:</text:span></text:p>
      <text:p text:style-name="P8"><text:span text:style-name="T10">O</text:span><text:span text:style-name="T7">n réalise le montage en longue dérivation (a).</text:span></text:p>
      <text:p text:style-name="P8"><text:span text:style-name="T7">On mesure la tension u aux bornes du voltmètre et l’intensité i du courant passant par la résistance.</text:span></text:p>
      <text:p text:style-name="P8"><text:span text:style-name="T7">On calcule R avec </text:span></text:p>
      <text:p text:style-name="P5"><text:span text:style-name="T7"><text:tab/>Méthode </text:span><text:span text:style-name="T11">2</text:span><text:span text:style-name="T7">:</text:span></text:p>
      <text:p text:style-name="P8"><text:span text:style-name="T10">O</text:span><text:span text:style-name="T7">n réalise le montage en </text:span><text:span text:style-name="T11">courte</text:span><text:span text:style-name="T7"> dérivation (</text:span><text:span text:style-name="T11">b</text:span><text:span text:style-name="T7">).</text:span></text:p>
      <text:p text:style-name="P8"><text:span text:style-name="T7">On mesure la tension u aux bornes du voltmètre et l’intensité i du courant passant par la résistance </text:span><text:span text:style-name="T11">et le voltmètre</text:span><text:span text:style-name="T7">.</text:span></text:p>
      <text:p text:style-name="P8"><text:span text:style-name="T11">O</text:span><text:span text:style-name="T7">n calcule R avec </text:span></text:p>
      <text:p text:style-name="P6"><text:span text:style-name="T7">(12)</text:span></text:p>
      <text:p text:style-name="P7"><text:span text:style-name="T7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M Roman 14" svg:font-family="'LM Roman 14'"/>
    <style:font-face style:name="LM Roman 171" svg:font-family="'LM Roman 17'"/>
    <style:font-face style:name="Lohit Devanagari1" svg:font-family="'Lohit Devanagari'"/>
    <style:font-face style:name="LM Roman 10" svg:font-family="'LM Roman 10'" style:font-pitch="variable"/>
    <style:font-face style:name="LM Roman 12" svg:font-family="'LM Roman 12'" style:font-pitch="variable"/>
    <style:font-face style:name="LM Roman 17" svg:font-family="'LM Roman 17'" style:font-pitch="variable"/>
    <style:font-face style:name="LM Roman 8" svg:font-family="'LM Roman 8'" style:font-pitch="variable"/>
    <style:font-face style:name="LM Roman Caps 10" svg:font-family="'LM Roman Caps 10'" style:font-pitch="variable"/>
    <style:font-face style:name="LM Roman Unslanted 10" svg:font-family="'LM Roman Unslanted 10'" style:font-pitch="variable"/>
    <style:font-face style:name="Latin Modern Math" svg:font-family="'Latin Modern Math'" style:font-pitch="variable"/>
    <style:font-face style:name="Liberation Mono" svg:font-family="'Liberation Mon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333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M Roman 12" fo:font-family="'LM Roman 12'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.2917in" fo:margin-right="0in" fo:margin-top="0in" fo:margin-bottom="0.0972in" loext:contextual-spacing="false" fo:line-height="100%" fo:text-indent="0in" style:auto-text-indent="false"/>
      <style:text-properties officeooo:rsid="001002fb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LM Roman 17" fo:font-family="'LM Roman 17'" style:font-pitch="variable" fo:font-size="24pt" fo:font-weight="bold" officeooo:rsid="000c9dc4" style:font-size-asian="21pt" style:font-weight-asian="bold" style:font-size-complex="24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style:font-name="LM Roman 17" fo:font-family="'LM Roman 17'" style:font-pitch="variable"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style:font-name="LM Roman 17" fo:font-family="'LM Roman 17'" style:font-pitch="variable" fo:font-size="16pt" style:text-underline-style="solid" style:text-underline-width="auto" style:text-underline-color="font-color" fo:font-weight="normal" officeooo:rsid="000c9dc4" style:font-size-asian="14pt" style:font-weight-asian="normal" style:font-size-complex="16pt" style:font-weight-complex="norm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M Roman 17" fo:font-family="'LM Roman 17'" style:font-pitch="variable" fo:font-size="14pt" fo:font-weight="normal" officeooo:rsid="000d8bc8" style:font-size-asian="14pt" style:font-weight-asian="normal" style:font-size-complex="14pt" style:font-weight-complex="normal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LM Roman 8" fo:font-size="8pt" officeooo:rsid="0014158e" officeooo:paragraph-rsid="0014158e" style:font-size-asian="8pt" style:font-size-complex="8pt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Hugo SALOU, Thomas LEGUÉRÉ, Antoine VILLOTEAU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0-11T12:11:54.132928362</meta:creation-date>
    <dc:date>2021-10-13T08:47:33.383021416</dc:date>
    <meta:editing-duration>PT15M39S</meta:editing-duration>
    <meta:editing-cycles>8</meta:editing-cycles>
    <meta:generator>LibreOffice/6.0.7.3$Linux_X86_64 LibreOffice_project/00m0$Build-3</meta:generator>
    <meta:document-statistic meta:table-count="0" meta:image-count="0" meta:object-count="4" meta:page-count="1" meta:paragraph-count="25" meta:word-count="153" meta:character-count="889" meta:non-whitespace-character-count="749"/>
  </office:meta>
</office:document-meta>
</file>

<file path=Object 1/content.xml><?xml version="1.0" encoding="utf-8"?>
<math xmlns="http://www.w3.org/1998/Math/MathML" display="block">
  <semantics>
    <mrow>
      <msub>
        <mi>R</mi>
        <mi>V</mi>
      </msub>
      <mo stretchy="false">=</mo>
      <mfrac>
        <mrow>
          <mi>R</mi>
          <mi>u</mi>
        </mrow>
        <mrow>
          <mi>u</mi>
          <mo stretchy="false">−</mo>
          <msub>
            <mi>u</mi>
            <mi>V</mi>
          </msub>
        </mrow>
      </mfrac>
    </mrow>
    <annotation encoding="StarMath 5.0">R_V ={R u} over {u-u_V} </annotation>
  </semantics>
</math>
</file>

<file path=Object 2/content.xml><?xml version="1.0" encoding="utf-8"?>
<math xmlns="http://www.w3.org/1998/Math/MathML" display="block">
  <semantics>
    <mrow>
      <msub>
        <mi>R</mi>
        <mi>A</mi>
      </msub>
      <mo stretchy="false">=</mo>
      <mfrac>
        <mrow>
          <mi>R</mi>
          <mrow>
            <mo fence="true" stretchy="false">(</mo>
            <mrow>
              <mrow>
                <mi>i</mi>
                <mo stretchy="false">−</mo>
                <msub>
                  <mi>i</mi>
                  <mi>A</mi>
                </msub>
              </mrow>
            </mrow>
            <mo fence="true" stretchy="false">)</mo>
          </mrow>
        </mrow>
        <msub>
          <mi>i</mi>
          <mi>A</mi>
        </msub>
      </mfrac>
    </mrow>
    <annotation encoding="StarMath 5.0">R_A = { R (i-i_A)  } over { i_A }</annotation>
  </semantics>
</math>
</file>

<file path=Object 3/content.xml><?xml version="1.0" encoding="utf-8"?>
<math xmlns="http://www.w3.org/1998/Math/MathML" display="block">
  <semantics>
    <mrow>
      <mi>R</mi>
      <mo stretchy="false">=</mo>
      <mfrac>
        <mi>u</mi>
        <mi>i</mi>
      </mfrac>
    </mrow>
    <annotation encoding="StarMath 5.0">R = u over i </annotation>
  </semantics>
</math>
</file>

<file path=Object 4/content.xml><?xml version="1.0" encoding="utf-8"?>
<math xmlns="http://www.w3.org/1998/Math/MathML" display="block">
  <semantics>
    <mrow>
      <mi>R</mi>
      <mo stretchy="false">=</mo>
      <mfrac>
        <mi>u</mi>
        <mi>i</mi>
      </mfrac>
    </mrow>
    <annotation encoding="StarMath 5.0">R = u over i </annotation>
  </semantics>
</math>
</file>